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 style:shadow="none"/>
    </style:style>
    <style:style style:name="Tabella6.A" style:family="table-column">
      <style:table-column-properties style:column-width="6.588cm" style:rel-column-width="3735*"/>
    </style:style>
    <style:style style:name="Tabella6.B" style:family="table-column">
      <style:table-column-properties style:column-width="1.614cm" style:rel-column-width="915*"/>
    </style:style>
    <style:style style:name="Tabella6.C" style:family="table-column">
      <style:table-column-properties style:column-width="3.81cm" style:rel-column-width="2160*"/>
    </style:style>
    <style:style style:name="Tabella6.D" style:family="table-column">
      <style:table-column-properties style:column-width="3.995cm" style:rel-column-width="2265*"/>
    </style:style>
    <style:style style:name="Tabella6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cm" fo:border="0.05pt solid #000000">
        <style:background-image/>
      </style:table-cell-properties>
    </style:style>
    <style:style style:name="Tabella6.A2" style:family="table-cell">
      <style:table-cell-properties fo:padding="0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cm" fo:border-left="0.05pt solid #000000" fo:border-right="none" fo:border-top="none" fo:border-bottom="0.05pt solid #000000"/>
    </style:style>
    <style:style style:name="Tabella6.B3" style:family="table-cell">
      <style:table-cell-properties fo:padding="0cm" fo:border-left="0.05pt solid #000000" fo:border-right="none" fo:border-top="none" fo:border-bottom="0.05pt solid #000000"/>
    </style:style>
    <style:style style:name="Tabella6.C3" style:family="table-cell">
      <style:table-cell-properties fo:padding="0cm" fo:border-left="0.05pt solid #000000" fo:border-right="none" fo:border-top="none" fo:border-bottom="0.05pt solid #000000"/>
    </style:style>
    <style:style style:name="Tabella6.D3" style:family="table-cell">
      <style:table-cell-properties fo:padding="0cm" fo:border-left="0.05pt solid #000000" fo:border-right="none" fo:border-top="none" fo:border-bottom="0.05pt solid #000000"/>
    </style:style>
    <style:style style:name="Tabella6.E3" style:family="table-cell">
      <style:table-cell-properties fo:padding="0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3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5ce927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1" style:family="paragraph" style:parent-style-name="Footer">
      <style:paragraph-properties fo:text-align="end" style:justify-single-word="false"/>
      <style:text-properties style:font-name="Verdana"/>
    </style:style>
    <style:style style:name="P4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Heading">
      <style:text-properties style:font-name="Verdana" fo:font-size="11pt" style:font-size-asian="11pt" style:font-size-complex="11pt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58b73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bold" officeooo:rsid="0058b733" officeooo:paragraph-rsid="0058b73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3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1de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5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c7d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0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c7d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700e0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6e256e" style:font-name-asian="SimSun" style:font-size-asian="11pt" style:font-weight-asian="bold" style:font-name-complex="Tahoma" style:font-size-complex="11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75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586206"/>
    </style:style>
    <style:style style:name="T12" style:family="text">
      <style:text-properties officeooo:rsid="00594d62"/>
    </style:style>
    <style:style style:name="T13" style:family="text">
      <style:text-properties officeooo:rsid="0064ca3f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0pt" officeooo:rsid="004a7b4f" style:font-size-asian="10pt" style:font-size-complex="10pt"/>
    </style:style>
    <style:style style:name="T16" style:family="text">
      <style:text-properties fo:color="#ff3333" fo:font-weight="bold" officeooo:rsid="0058b733" style:font-weight-asian="bold" style:font-weight-complex="bold"/>
    </style:style>
    <style:style style:name="T17" style:family="text">
      <style:text-properties fo:color="#ff3333" fo:font-weight="bold" officeooo:rsid="00594d62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o in objects&quot;&gt;">starts for loop item objects</text:text-input></text:p>
      <text:p text:style-name="P29"><text:placeholder text:placeholder-type="text">&lt;setLang('it_IT')&gt;</text:placeholder></text:p>
      <text:p text:style-name="P29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3"><text:placeholder text:placeholder-type="text">&lt;translate_static('N. Partita', user.lang)&gt;</text:placeholder><text:span text:style-name="T10">:</text:span></text:p>
            <text:p text:style-name="P44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3">[<text:placeholder text:placeholder-type="text">&lt;o.product_id.default_code&gt;</text:placeholder>]</text:p>
            <text:p text:style-name="P43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2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1"><text:text-input text:description="&lt;for each=&quot;wc in o.workcenter_lines&quot;&gt;">loop wc</text:text-input></text:p>
            <text:p text:style-name="P45"><text:placeholder text:placeholder-type="text">&lt;formatLang(wc.real_date_planned, date_time=True)&gt;</text:placeholder></text:p>
            <text:p text:style-name="P33"><text:text-input text:description="&lt;/for&gt;">/loop wc</text:text-input></text:p>
            <text:p text:style-name="P46"/>
          </table:table-cell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4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5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47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8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4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2">[<text:placeholder text:placeholder-type="text">&lt;o.product_id.default_code&gt;</text:placeholder>]</text:p>
            <text:p text:style-name="P42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2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2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0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0"><text:text-input text:description="&lt;/for&gt;">/for</text:text-input></text:p>
            <text:p text:style-name="P50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2"/>
      <text:p text:style-name="P30">Legenda: Q.C.P. = Quality Control Passed</text:p>
      <text:p text:style-name="P13"><text:placeholder text:placeholder-type="text">&lt;if test="len(objects)&gt;1 and o.id!=objects[-1].id"&gt;</text:placeholder></text:p>
      <text:p text:style-name="P53"/>
      <text:p text:style-name="P34"><text:placeholder text:placeholder-type="text">&lt;/if&gt;</text:placeholder></text:p>
      <text:p text:style-name="P31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3">SCHEDA</text:span> DI SICUREZZA</text:p>
          </table:table-cell>
        </table:table-row>
      </table:table>
      <text:p text:style-name="P37"><text:placeholder text:placeholder-type="text">&lt;for each="secure_material, secure_advice, secure_rate, security_symbol in get_security_object(o)"&gt;</text:placeholder></text:p>
      <text:p text:style-name="P35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A1" office:value-type="string">
            <text:p text:style-name="P73">Sicurezza</text:p>
          </table:table-cell>
          <table:table-cell table:style-name="Tabella6.E1" office:value-type="string">
            <text:p text:style-name="P73"/>
          </table:table-cell>
        </table:table-row>
        <table:table-row>
          <table:table-cell table:style-name="Tabella6.A2" table:number-columns-spanned="5" office:value-type="string">
            <text:p text:style-name="P37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56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3" office:value-type="string">
            <text:p text:style-name="P58"><text:placeholder text:placeholder-type="text">&lt;round(secure_rate.get(material, 0.0), 2)&gt;</text:placeholder> % </text:p>
          </table:table-cell>
          <table:table-cell table:style-name="Tabella6.C3" office:value-type="string">
            <text:p text:style-name="P71"><text:span text:style-name="T15"><text:placeholder text:placeholder-type="text">&lt;if test="len(material.term_h_ids)"&gt;</text:placeholder></text:span><text:placeholder text:placeholder-type="text">&lt;', '.join([t.name for t in material.term_h_ids])&gt;</text:placeholder><text:span text:style-name="T15"><text:placeholder text:placeholder-type="text">&lt;/if&gt;</text:placeholder></text:span><text:span text:style-name="T15"><text:placeholder text:placeholder-type="text">&lt;if test="not len(material.term_h_ids)"&gt;</text:placeholder></text:span><text:span text:style-name="T17">[</text:span><text:span text:style-name="T16">NON TROVAT</text:span><text:span text:style-name="T17">O]</text:span><text:span text:style-name="T15"><text:placeholder text:placeholder-type="text">&lt;/if&gt;</text:placeholder></text:span></text:p>
          </table:table-cell>
          <table:table-cell table:style-name="Tabella6.D3" office:value-type="string">
            <text:p text:style-name="P67"><text:span text:style-name="T14"><text:placeholder text:placeholder-type="text">&lt;for each="symbol in material.symbol_ids"&gt;</text:placeholder></text:span><draw:frame draw:style-name="fr3" draw:name="image: asimage(symbol.image)" text:anchor-type="as-char" svg:width="0.598cm" style:rel-width="15%" svg:height="0.6cm" style:rel-height="scale-min" draw:z-index="7"><draw:text-box><text:p text:style-name="P27"/></draw:text-box></draw:frame><text:span text:style-name="T14"><text:placeholder text:placeholder-type="text">&lt;/for&gt;</text:placeholder></text:span></text:p>
          </table:table-cell>
          <table:table-cell table:style-name="Tabella6.E3" office:value-type="string">
            <text:p text:style-name="P67"><draw:frame draw:style-name="fr3" draw:name="image: asimage(material.protection_eye_id.image)" text:anchor-type="as-char" svg:width="0.4cm" style:rel-width="10%" svg:height="0.801cm" style:rel-height="scale-min" draw:z-index="8"><draw:text-box><text:p text:style-name="P27"/></draw:text-box></draw:frame><draw:frame draw:style-name="fr3" draw:name="image: asimage(material.protection_skin_id.image )" text:anchor-type="as-char" svg:width="0.399cm" style:rel-width="10%" svg:height="0.801cm" style:rel-height="scale-min" draw:z-index="9"><draw:text-box><text:p text:style-name="P27"/></draw:text-box></draw:frame><draw:frame draw:style-name="fr3" draw:name="image: asimage(material.protection_hand_id.image   )" text:anchor-type="as-char" svg:width="0.399cm" style:rel-width="10%" svg:height="0.801cm" style:rel-height="scale-min" draw:z-index="10"><draw:text-box><text:p text:style-name="P27"/></draw:text-box></draw:frame><draw:frame draw:style-name="fr3" draw:name="image:  asimage(material.protection_air_id.image )" text:anchor-type="as-char" svg:width="0.399cm" style:rel-width="10%" svg:height="0.801cm" style:rel-height="scale-min" draw:z-index="11"><draw:text-box><text:p text:style-name="P27"/></draw:text-box></draw:frame><draw:frame draw:style-name="fr3" draw:name="image: asimage(material.protection_body_id.image     )" text:anchor-type="as-char" svg:width="0.399cm" style:rel-width="10%" svg:height="0.801cm" style:rel-height="scale-min" draw:z-index="12"><draw:text-box><text:p text:style-name="P27"/></draw:text-box></draw:frame><draw:frame draw:style-name="fr3" draw:name="image: asimage(material.protection_foot_id.image       )" text:anchor-type="as-char" svg:width="0.399cm" style:rel-width="10%" svg:height="0.801cm" style:rel-height="scale-min" draw:z-index="13"><draw:text-box><text:p text:style-name="P27"/></draw:text-box></draw:frame></text:p>
          </table:table-cell>
        </table:table-row>
        <table:table-row>
          <table:table-cell table:style-name="Tabella6.A4" table:number-columns-spanned="5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37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57"><text:placeholder text:placeholder-type="text">&lt;advice.name&gt;</text:placeholder></text:p>
          </table:table-cell>
          <table:table-cell table:style-name="Tabella7.B3" office:value-type="string">
            <text:p text:style-name="P57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37"><text:placeholder text:placeholder-type="text">&lt;/for&gt;</text:placeholder></text:p>
          </table:table-cell>
          <table:covered-table-cell/>
        </table:table-row>
      </table:table>
      <text:p text:style-name="P35"/>
      <text:p text:style-name="P36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72">Etichette pericolosità</text:p>
          </table:table-cell>
        </table:table-row>
        <table:table-row>
          <table:table-cell table:style-name="Tabella9.A2" office:value-type="string">
            <text:p text:style-name="P38"><text:placeholder text:placeholder-type="text">&lt;for each="symbol in security_symbol"&gt;</text:placeholder><draw:frame draw:style-name="fr2" draw:name="image:asimage(symbol.image)" text:anchor-type="as-char" svg:width="9.904cm" style:rel-width="50%" svg:height="9.931cm" style:rel-height="scale-min" draw:z-index="1"><draw:text-box><text:p text:style-name="P27"/></draw:text-box></draw:frame> <text:placeholder text:placeholder-type="text">&lt;/for&gt;</text:placeholder></text:p>
          </table:table-cell>
        </table:table-row>
      </table:table>
      <text:p text:style-name="P5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6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6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4:51:16.295838757</dc:date>
    <meta:editing-duration>P1DT20H19M40S</meta:editing-duration>
    <meta:editing-cycles>355</meta:editing-cycles>
    <meta:generator>LibreOffice/4.3.3.2$Linux_X86_64 LibreOffice_project/430m0$Build-2</meta:generator>
    <dc:creator>thebrush </dc:creator>
    <meta:document-statistic meta:table-count="9" meta:image-count="0" meta:object-count="0" meta:page-count="6" meta:paragraph-count="98" meta:word-count="303" meta:character-count="4060" meta:non-whitespace-character-count="3856"/>
    <meta:user-defined meta:name="Info 1"/>
    <meta:user-defined meta:name="Info 2"/>
    <meta:user-defined meta:name="Info 3"/>
    <meta:user-defined meta:name="Info 4"/>
  </office:meta>
</office:document-meta>
</file>